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color="#0084d1" style:font-name="Tahoma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color="#4c4c4c" style:font-name="Tahoma"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fo:color="#4c4c4c" style:font-name="Tahoma" fo:font-size="8pt" fo:language="el" fo:country="GR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Tahom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84d1" style:font-name="Comic Sans MS" fo:font-size="13pt" fo:language="en" fo:country="US" fo:font-weight="bold" style:font-size-asian="13pt" style:font-weight-asian="bold" style:font-size-complex="13pt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urance Policy</text:p>
      <text:p text:style-name="P6">Policy holder: George Harrison.</text:p>
      <text:p text:style-name="P6">Issue date: 12/12/201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Table" style:family="table">
      <style:table-properties style:width="17.013cm" fo:margin-left="0cm" fo:margin-right="-0.012cm" table:align="margins"/>
    </style:style>
    <style:style style:name="HeaderTable.A" style:family="table-column">
      <style:table-column-properties style:column-width="8.467cm" style:rel-column-width="32614*"/>
    </style:style>
    <style:style style:name="HeaderTable.B" style:family="table-column">
      <style:table-column-properties style:column-width="8.546cm" style:rel-column-width="32921*"/>
    </style:style>
    <style:style style:name="HeaderTable.1" style:family="table-row">
      <style:table-row-properties style:min-row-height="2.17cm"/>
    </style:style>
    <style:style style:name="HeaderTable.A1" style:family="table-cell">
      <style:table-cell-properties fo:padding="0cm" fo:border="none"/>
    </style:style>
    <style:style style:name="MP1" style:family="paragraph" style:parent-style-name="Standard">
      <style:paragraph-properties fo:text-align="justify" style:justify-single-word="false"/>
      <style:text-properties fo:color="#0084d1" style:font-name="Comic Sans MS" fo:font-size="13pt" fo:language="en" fo:country="US" fo:font-weight="bold" style:font-size-asian="13pt" style:font-weight-asian="bold" style:font-size-complex="13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Tahoma" fo:font-size="12pt" fo:font-weight="bold" style:font-size-asian="12pt" style:font-weight-asian="bold" style:font-size-complex="12pt" style:font-weight-complex="bold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HeaderTable" table:style-name="HeaderTable">
          <table:table-column table:style-name="HeaderTable.A"/>
          <table:table-column table:style-name="HeaderTable.B"/>
          <table:table-row table:style-name="HeaderTable.1">
            <table:table-cell table:style-name="HeaderTable.A1" office:value-type="string">
              <text:p text:style-name="MP1"><text:s/></text:p>
              <text:p text:style-name="MP1"/>
              <text:p text:style-name="MP1"/>
            </table:table-cell>
            <table:table-cell table:style-name="HeaderTable.A1" office:value-type="string">
              <text:p text:style-name="MP2"><text:span text:style-name="MT1">Policy number</text:span>: 12345678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06T02:24:59.85</meta:creation-date>
    <dc:date>2012-12-06T16:25:26.02</dc:date>
    <meta:editing-duration>PT2H47M52S</meta:editing-duration>
    <meta:editing-cycles>11</meta:editing-cycles>
    <meta:generator>OpenOffice.org/3.3$Win32 OpenOffice.org_project/330m20$Build-9567</meta:generator>
    <dc:creator>Spyros Nakos</dc:creator>
    <meta:document-statistic meta:table-count="1" meta:image-count="0" meta:object-count="0" meta:page-count="1" meta:paragraph-count="5" meta:word-count="12" meta:character-count="93"/>
  </office:meta>
</office:document-meta>
</file>